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utdown 【选项】时间</text:p>
      <text:p text:style-name="Standard">选项：</text:p>
      <text:p text:style-name="Standard">-c 取消前一个关机命令</text:p>
      <text:p text:style-name="Standard">-h 关机</text:p>
      <text:p text:style-name="Standard">——服务器不允许关机，只允许重启，关机或重启要非常注意</text:p>
      <text:p text:style-name="Standard"/>
      <text:p text:style-name="Standard">-r 重启</text:p>
      <text:p text:style-name="Standard"/>
      <text:p text:style-name="Standard">其他关机命令</text:p>
      <text:p text:style-name="Standard">halt</text:p>
      <text:p text:style-name="Standard">poweroff —— 相当于直接断电</text:p>
      <text:p text:style-name="Standard">init 0</text:p>
      <text:p text:style-name="Standard"/>
      <text:p text:style-name="Standard">其他重启命令</text:p>
      <text:p text:style-name="Standard">reboot</text:p>
      <text:p text:style-name="Standard">init 6</text:p>
      <text:p text:style-name="Standard"/>
      <text:p text:style-name="Standard">关机或重启时推荐用shutdown</text:p>
      <text:p text:style-name="Standard"/>
      <text:p text:style-name="Standard">init 数字（运行级别）</text:p>
      <text:p text:style-name="Standard"/>
      <text:p text:style-name="Standard">数字：（1～3没有图形界面，4 没有使用的，5图形界面）</text:p>
      <text:p text:style-name="Standard">0<text:tab/>关机</text:p>
      <text:p text:style-name="Standard">1<text:tab/>单用户（启动最小的服务，只启动核心的程序，主要是为了修复，没有图形界面）</text:p>
      <text:p text:style-name="Standard">2<text:tab/>不完全多用户，不包含NFS服务（（不含网络功能）不包含NFS服务的命令行，NFS服务——网络文件系统，便于linux/unix系统之间进行文件共享，用户验证机制有点弱，不安全，linux/unix/windows之间有非常方便的文件共享，生产环境下没有必要使用NFS）</text:p>
      <text:p text:style-name="Standard">3<text:tab/>完全多用户（完全的命令行）</text:p>
      <text:p text:style-name="Standard">4<text:tab/>未分配</text:p>
      <text:p text:style-name="Standard">5<text:tab/>图形界面</text:p>
      <text:p text:style-name="Standard">6<text:tab/>重启</text:p>
      <text:p text:style-name="Standard"/>
      <text:p text:style-name="Standard">runlevel —— 查看当前运行级别</text:p>
      <text:p text:style-name="Standard">N——表示进入当前级别之前的级别，N表示空</text:p>
      <text:p text:style-name="Standard"/>
      <text:p text:style-name="Standard">logout —— 推出登陆界面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3:05:07.279274065</meta:creation-date>
    <meta:generator>LibreOffice/6.0.7.3$Linux_X86_64 LibreOffice_project/00m0$Build-3</meta:generator>
    <dc:date>2019-03-07T23:40:36.658188849</dc:date>
    <meta:editing-duration>PT35M22S</meta:editing-duration>
    <meta:editing-cycles>18</meta:editing-cycles>
    <meta:document-statistic meta:table-count="0" meta:image-count="0" meta:object-count="0" meta:page-count="1" meta:paragraph-count="26" meta:word-count="323" meta:character-count="443" meta:non-whitespace-character-count="422"/>
  </office:meta>
</office:document-meta>
</file>